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Table_20_Heading">
      <style:paragraph-properties fo:text-align="start" style:justify-single-word="false"/>
      <style:text-properties officeooo:paragraph-rsid="0042debc"/>
    </style:style>
    <style:style style:name="P2" style:family="paragraph" style:parent-style-name="Text_20_body">
      <style:paragraph-properties fo:text-align="start" style:justify-single-word="false"/>
      <style:text-properties officeooo:paragraph-rsid="007000c9"/>
    </style:style>
    <style:style style:name="P3" style:family="paragraph" style:parent-style-name="Text_20_body">
      <style:paragraph-properties fo:text-align="start" style:justify-single-word="false"/>
      <style:text-properties officeooo:paragraph-rsid="006180c0"/>
    </style:style>
    <style:style style:name="P4" style:family="paragraph" style:parent-style-name="Text_20_body">
      <style:paragraph-properties fo:text-align="start" style:justify-single-word="false"/>
      <style:text-properties officeooo:paragraph-rsid="0053a370"/>
    </style:style>
    <style:style style:name="P5" style:family="paragraph" style:parent-style-name="Text_20_body">
      <style:paragraph-properties fo:text-align="start" style:justify-single-word="false"/>
      <style:text-properties officeooo:paragraph-rsid="00413500"/>
    </style:style>
    <style:style style:name="P6" style:family="paragraph" style:parent-style-name="Text_20_body">
      <style:paragraph-properties fo:text-align="start" style:justify-single-word="false"/>
      <style:text-properties officeooo:paragraph-rsid="0085cd88"/>
    </style:style>
    <style:style style:name="P7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85cd88" style:font-size-asian="9.60000038146973pt" style:font-size-complex="11pt"/>
    </style:style>
    <style:style style:name="P8" style:family="paragraph" style:parent-style-name="Body" style:list-style-name="WW8Num1"/>
    <style:style style:name="P9" style:family="paragraph" style:parent-style-name="Body" style:list-style-name="WW8Num1">
      <style:text-properties officeooo:paragraph-rsid="005cfda8"/>
    </style:style>
    <style:style style:name="P10" style:family="paragraph" style:parent-style-name="Body" style:list-style-name="WW8Num1">
      <style:text-properties officeooo:paragraph-rsid="00d16749"/>
    </style:style>
    <style:style style:name="P11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12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13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15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17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18" style:family="paragraph" style:parent-style-name="Heading_20_2">
      <style:text-properties officeooo:paragraph-rsid="0089df4d"/>
    </style:style>
    <style:style style:name="P19" style:family="paragraph" style:parent-style-name="Heading_20_2">
      <style:text-properties officeooo:paragraph-rsid="00710673"/>
    </style:style>
    <style:style style:name="P20" style:family="paragraph" style:parent-style-name="Heading_20_2">
      <style:text-properties officeooo:paragraph-rsid="007000c9"/>
    </style:style>
    <style:style style:name="P21" style:family="paragraph" style:parent-style-name="Heading_20_2">
      <style:text-properties officeooo:paragraph-rsid="00d16749"/>
    </style:style>
    <style:style style:name="P22" style:family="paragraph" style:parent-style-name="Heading_20_3">
      <style:text-properties officeooo:paragraph-rsid="0045a445"/>
    </style:style>
    <style:style style:name="P23" style:family="paragraph" style:parent-style-name="Heading_20_3">
      <style:text-properties officeooo:paragraph-rsid="0047684f"/>
    </style:style>
    <style:style style:name="P24" style:family="paragraph" style:parent-style-name="Heading_20_3">
      <style:text-properties officeooo:paragraph-rsid="00769778"/>
    </style:style>
    <style:style style:name="P25" style:family="paragraph" style:parent-style-name="Heading_20_3">
      <style:text-properties officeooo:paragraph-rsid="00771076"/>
    </style:style>
    <style:style style:name="P26" style:family="paragraph" style:parent-style-name="Heading_20_3">
      <style:text-properties officeooo:paragraph-rsid="00787a7a"/>
    </style:style>
    <style:style style:name="P27" style:family="paragraph" style:parent-style-name="Heading_20_3">
      <style:text-properties officeooo:paragraph-rsid="007a15fd"/>
    </style:style>
    <style:style style:name="P28" style:family="paragraph" style:parent-style-name="Heading_20_3">
      <style:text-properties officeooo:paragraph-rsid="007a2d68"/>
    </style:style>
    <style:style style:name="P29" style:family="paragraph" style:parent-style-name="Heading_20_3">
      <style:text-properties officeooo:paragraph-rsid="007acea5"/>
    </style:style>
    <style:style style:name="P30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31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2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5cd88"/>
    </style:style>
    <style:style style:name="P33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34" style:family="paragraph" style:parent-style-name="Text_20_body" style:list-style-name="L7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paragraph-rsid="007000c9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paragraph-rsid="0042dee5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paragraph-rsid="006180c0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paragraph-rsid="00d16749"/>
    </style:style>
    <style:style style:name="P39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40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41" style:family="paragraph" style:parent-style-name="Text_20_body" style:list-style-name="L6">
      <style:paragraph-properties fo:text-align="start" style:justify-single-word="false"/>
      <style:text-properties officeooo:paragraph-rsid="002379e6"/>
    </style:style>
    <style:style style:name="P42" style:family="paragraph" style:parent-style-name="Text_20_body" style:list-style-name="L6">
      <style:paragraph-properties fo:text-align="start" style:justify-single-word="false"/>
      <style:text-properties officeooo:paragraph-rsid="00413500"/>
    </style:style>
    <style:style style:name="P43" style:family="paragraph" style:parent-style-name="Text_20_body" style:list-style-name="L6">
      <style:paragraph-properties fo:text-align="start" style:justify-single-word="false"/>
      <style:text-properties officeooo:paragraph-rsid="00404e26"/>
    </style:style>
    <style:style style:name="P44" style:family="paragraph" style:parent-style-name="Text_20_body" style:list-style-name="L6">
      <style:paragraph-properties fo:text-align="start" style:justify-single-word="false"/>
      <style:text-properties officeooo:paragraph-rsid="0085cd88"/>
    </style:style>
    <style:style style:name="P45" style:family="paragraph" style:parent-style-name="Text_20_body">
      <style:paragraph-properties fo:text-align="start" style:justify-single-word="false"/>
      <style:text-properties officeooo:paragraph-rsid="00d16749"/>
    </style:style>
    <style:style style:name="P46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47" style:family="paragraph" style:parent-style-name="Text_20_body">
      <style:text-properties style:font-name="Times New Roman" fo:font-size="11pt" fo:language="en" fo:country="US" officeooo:paragraph-rsid="00d16749" style:font-size-asian="9.60000038146973pt" style:font-size-complex="11pt"/>
    </style:style>
    <style:style style:name="P48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49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50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P51" style:family="paragraph" style:parent-style-name="Text_20_body">
      <style:text-properties fo:font-size="10pt" officeooo:paragraph-rsid="00ca266d" style:font-size-asian="10pt" style:font-size-complex="10pt"/>
    </style:style>
    <style:style style:name="P52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53" style:family="paragraph" style:parent-style-name="Text_20_body">
      <style:text-properties officeooo:paragraph-rsid="0065ffe3"/>
    </style:style>
    <style:style style:name="P54" style:family="paragraph" style:parent-style-name="Text_20_body">
      <style:text-properties officeooo:paragraph-rsid="00ccbf6f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font-name-complex="Times New Roman"/>
    </style:style>
    <style:style style:name="T3" style:family="text">
      <style:text-properties style:font-name="Times New Roman" fo:language="en" fo:country="US" style:font-name-complex="Times New Roman" style:text-emphasize="none"/>
    </style:style>
    <style:style style:name="T4" style:family="text">
      <style:text-properties style:font-name="Times New Roman" fo:language="en" fo:country="US" officeooo:rsid="00846dd8" style:font-name-complex="Times New Roman" style:text-emphasize="none"/>
    </style:style>
    <style:style style:name="T5" style:family="text">
      <style:text-properties style:font-name="Times New Roman" fo:language="en" fo:country="US" officeooo:rsid="00454177" style:font-name-complex="Times New Roman"/>
    </style:style>
    <style:style style:name="T6" style:family="text">
      <style:text-properties style:font-name="Times New Roman" fo:language="en" fo:country="US" officeooo:rsid="0048e99e" style:font-name-complex="Times New Roman"/>
    </style:style>
    <style:style style:name="T7" style:family="text">
      <style:text-properties style:font-name="Times New Roman" fo:language="en" fo:country="US" officeooo:rsid="00befe6f" style:font-name-complex="Times New Roman"/>
    </style:style>
    <style:style style:name="T8" style:family="text">
      <style:text-properties style:font-name="Times New Roman" fo:language="en" fo:country="US" officeooo:rsid="00c792e7" style:font-name-complex="Times New Roman"/>
    </style:style>
    <style:style style:name="T9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10" style:family="text">
      <style:text-properties style:font-name="Times New Roman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1" style:family="text">
      <style:text-properties style:font-name="Times New Roman" fo:language="en" fo:country="US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13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15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6" style:family="text">
      <style:text-properties style:font-name="Times New Roman" fo:language="en" fo:country="US" style:font-name-asian="Times New Roman" style:font-name-complex="Times New Roman"/>
    </style:style>
    <style:style style:name="T17" style:family="text">
      <style:text-properties style:font-name="Times New Roman" fo:language="en" fo:country="US" officeooo:rsid="007000c9" style:font-name-asian="Times New Roman" style:font-name-complex="Times New Roman"/>
    </style:style>
    <style:style style:name="T18" style:family="text">
      <style:text-properties style:font-name="Times New Roman" fo:language="en" fo:country="US" officeooo:rsid="0089df4d" style:font-name-asian="Times New Roman" style:font-name-complex="Times New Roman"/>
    </style:style>
    <style:style style:name="T19" style:family="text">
      <style:text-properties style:font-name="Times New Roman" fo:language="en" fo:country="US" officeooo:rsid="000cdcb2" style:font-name-asian="Times New Roman" style:font-name-complex="Times New Roman"/>
    </style:style>
    <style:style style:name="T20" style:family="text">
      <style:text-properties style:font-name="Times New Roman" fo:language="en" fo:country="US" officeooo:rsid="0050c951" style:font-name-asian="Times New Roman" style:font-name-complex="Times New Roman"/>
    </style:style>
    <style:style style:name="T21" style:family="text">
      <style:text-properties style:font-name="Times New Roman" fo:language="en" fo:country="US" officeooo:rsid="006cf371" style:font-name-asian="Times New Roman" style:font-name-complex="Times New Roman"/>
    </style:style>
    <style:style style:name="T22" style:family="text">
      <style:text-properties style:font-name="Times New Roman" fo:language="en" fo:country="US" officeooo:rsid="002b959b" style:font-name-asian="Times New Roman" style:font-name-complex="Times New Roman"/>
    </style:style>
    <style:style style:name="T23" style:family="text">
      <style:text-properties style:font-name="Times New Roman" fo:language="en" fo:country="US" officeooo:rsid="001f7cea" style:font-name-asian="Times New Roman" style:font-name-complex="Times New Roman"/>
    </style:style>
    <style:style style:name="T24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25" style:family="text">
      <style:text-properties style:font-name="Times New Roman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26" style:family="text">
      <style:text-properties style:font-name="Times New Roman" fo:language="en" fo:country="US" fo:font-weight="normal" style:font-weight-asian="normal" style:font-weight-complex="normal"/>
    </style:style>
    <style:style style:name="T27" style:family="text">
      <style:text-properties style:font-name="Times New Roman" fo:language="en" fo:country="US" officeooo:rsid="00cf2022"/>
    </style:style>
    <style:style style:name="T28" style:family="text">
      <style:text-properties style:font-name="Times New Roman" fo:language="en" fo:country="US" officeooo:rsid="003ee36a"/>
    </style:style>
    <style:style style:name="T29" style:family="text">
      <style:text-properties style:font-name="Times New Roman" fo:language="en" fo:country="US" officeooo:rsid="00d0f9f8"/>
    </style:style>
    <style:style style:name="T30" style:family="text">
      <style:text-properties style:font-name="Times New Roman" fo:language="en" fo:country="US" officeooo:rsid="00cfc09d"/>
    </style:style>
    <style:style style:name="T31" style:family="text">
      <style:text-properties style:font-name="Times New Roman" fo:language="en" fo:country="US" officeooo:rsid="001f7cea"/>
    </style:style>
    <style:style style:name="T32" style:family="text">
      <style:text-properties style:font-name="Times New Roman" fo:language="en" fo:country="US" officeooo:rsid="007000c9"/>
    </style:style>
    <style:style style:name="T33" style:family="text">
      <style:text-properties style:font-name="Times New Roman" fo:language="en" fo:country="US" officeooo:rsid="000b506f"/>
    </style:style>
    <style:style style:name="T34" style:family="text">
      <style:text-properties style:font-name="Times New Roman" fo:language="en" fo:country="US" officeooo:rsid="006180c0"/>
    </style:style>
    <style:style style:name="T35" style:family="text">
      <style:text-properties style:font-name="Times New Roman" fo:language="en" fo:country="US" style:font-name-asian="Times New Roman1" style:font-name-complex="Times New Roman1"/>
    </style:style>
    <style:style style:name="T3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7" style:family="text">
      <style:text-properties style:font-name="Times New Roman" fo:font-size="14pt" fo:language="en" fo:country="US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38" style:family="text">
      <style:text-properties style:font-name="Times New Roman" fo:font-size="14pt" fo:language="en" fo:country="US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9" style:family="text">
      <style:text-properties style:font-name="Times New Roman" fo:font-size="11pt" fo:language="en" fo:country="US" style:font-size-asian="11pt" style:font-size-complex="11pt"/>
    </style:style>
    <style:style style:name="T40" style:family="text">
      <style:text-properties style:font-name="Times New Roman" fo:font-size="11pt" fo:language="en" fo:country="US" officeooo:rsid="003ee36a" style:font-size-asian="11pt" style:font-size-complex="11pt"/>
    </style:style>
    <style:style style:name="T41" style:family="text">
      <style:text-properties style:font-name="Times New Roman" fo:font-size="11pt" fo:language="en" fo:country="US" officeooo:rsid="007000c9" style:font-size-asian="11pt" style:font-size-complex="11pt"/>
    </style:style>
    <style:style style:name="T42" style:family="text">
      <style:text-properties style:font-name="Times New Roman" fo:font-size="11pt" fo:language="en" fo:country="US" officeooo:rsid="000b506f" style:font-size-asian="11pt" style:font-size-complex="11pt"/>
    </style:style>
    <style:style style:name="T43" style:family="text">
      <style:text-properties style:font-name="Times New Roman" fo:font-size="11pt" fo:language="en" fo:country="US" officeooo:rsid="006180c0" style:font-size-asian="11pt" style:font-size-complex="11pt"/>
    </style:style>
    <style:style style:name="T44" style:family="text">
      <style:text-properties style:font-name="Times New Roman" fo:font-size="11pt" fo:language="en" fo:country="US" officeooo:rsid="001f7cea" style:font-size-asian="11pt" style:font-size-complex="11pt"/>
    </style:style>
    <style:style style:name="T45" style:family="text">
      <style:text-properties style:font-name="Times New Roman" fo:font-size="11pt" fo:language="en" fo:country="US" officeooo:rsid="00cf2022" style:font-size-asian="11pt" style:font-size-complex="11pt"/>
    </style:style>
    <style:style style:name="T46" style:family="text">
      <style:text-properties style:font-name="Times New Roman" fo:font-size="11pt" fo:language="en" fo:country="US" officeooo:rsid="00cfc09d" style:font-size-asian="11pt" style:font-size-complex="11pt"/>
    </style:style>
    <style:style style:name="T47" style:family="text">
      <style:text-properties style:font-name="Times New Roman" fo:font-size="11pt" fo:language="en" fo:country="US" officeooo:rsid="00d0f9f8" style:font-size-asian="11pt" style:font-size-complex="11pt"/>
    </style:style>
    <style:style style:name="T48" style:family="text">
      <style:text-properties style:font-name="Times New Roman" fo:font-size="11pt" fo:language="en" fo:country="US" fo:font-weight="normal" style:font-size-asian="11pt" style:font-weight-asian="normal" style:font-size-complex="11pt" style:font-weight-complex="normal"/>
    </style:style>
    <style:style style:name="T49" style:family="text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T50" style:family="text">
      <style:text-properties style:font-name="Times New Roman" fo:font-size="11pt" fo:language="en" fo:country="US" officeooo:rsid="006cf371" style:font-name-asian="Times New Roman" style:font-size-asian="11pt" style:font-name-complex="Times New Roman" style:font-size-complex="11pt"/>
    </style:style>
    <style:style style:name="T51" style:family="text">
      <style:text-properties style:font-name="Times New Roman" fo:font-size="11pt" fo:language="en" fo:country="US" officeooo:rsid="002b959b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" fo:font-size="11pt" fo:language="en" fo:country="US" officeooo:rsid="001f7cea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" fo:font-size="11pt" fo:language="en" fo:country="US" style:font-name-asian="Times New Roman" style:font-size-asian="9.60000038146973pt" style:font-name-complex="Times New Roman" style:font-size-complex="11pt"/>
    </style:style>
    <style:style style:name="T54" style:family="text">
      <style:text-properties style:font-name="Times New Roman" fo:font-size="10pt" fo:language="en" fo:country="US" style:font-size-asian="10pt" style:font-size-complex="10pt"/>
    </style:style>
    <style:style style:name="T55" style:family="text">
      <style:text-properties style:font-name="Times New Roman" fo:font-size="10pt" fo:language="en" fo:country="US" officeooo:rsid="00cf2022" style:font-size-asian="10pt" style:font-size-complex="10pt"/>
    </style:style>
    <style:style style:name="T56" style:family="text">
      <style:text-properties style:font-name="Times New Roman" fo:font-size="10pt" fo:language="en" fo:country="US" officeooo:rsid="003ee36a" style:font-size-asian="10pt" style:font-size-complex="10pt"/>
    </style:style>
    <style:style style:name="T57" style:family="text">
      <style:text-properties style:font-name="Times New Roman" fo:font-size="10pt" fo:language="en" fo:country="US" officeooo:rsid="00d0f9f8" style:font-size-asian="10pt" style:font-size-complex="10pt"/>
    </style:style>
    <style:style style:name="T58" style:family="text">
      <style:text-properties style:font-name="Times New Roman" fo:font-size="10pt" fo:language="en" fo:country="US" officeooo:rsid="00cfc09d" style:font-size-asian="10pt" style:font-size-complex="10pt"/>
    </style:style>
    <style:style style:name="T59" style:family="text">
      <style:text-properties style:font-name="Times New Roman" fo:font-size="10pt" fo:language="en" fo:country="US" officeooo:rsid="001f7cea" style:font-size-asian="10pt" style:font-size-complex="10pt"/>
    </style:style>
    <style:style style:name="T60" style:family="text">
      <style:text-properties style:font-name="Times New Roman" fo:font-size="10pt" fo:language="en" fo:country="US" officeooo:rsid="007000c9" style:font-size-asian="10pt" style:font-size-complex="10pt"/>
    </style:style>
    <style:style style:name="T61" style:family="text">
      <style:text-properties style:font-name="Times New Roman" fo:font-size="10pt" fo:language="en" fo:country="US" officeooo:rsid="000b506f" style:font-size-asian="10pt" style:font-size-complex="10pt"/>
    </style:style>
    <style:style style:name="T62" style:family="text">
      <style:text-properties style:font-name="Times New Roman" fo:font-size="10pt" fo:language="en" fo:country="US" officeooo:rsid="006180c0" style:font-size-asian="10pt" style:font-size-complex="10pt"/>
    </style:style>
    <style:style style:name="T63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64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65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66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67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68" style:family="text">
      <style:text-properties style:font-name="Times New Roman" fo:font-size="9pt" fo:language="en" fo:country="US" style:font-size-asian="9pt" style:font-size-complex="9pt"/>
    </style:style>
    <style:style style:name="T69" style:family="text">
      <style:text-properties style:font-name="Times New Roman" fo:font-size="9pt" fo:language="en" fo:country="US" officeooo:rsid="007000c9" style:font-size-asian="9pt" style:font-size-complex="9pt"/>
    </style:style>
    <style:style style:name="T70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71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72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73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74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75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76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77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78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9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0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81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82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413500" style:letter-kerning="true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4400f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6977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71076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87a7a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9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15fd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9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2d6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9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cea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9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413500" style:letter-kerning="true" style:font-name-asian="Times New Roman1" style:font-size-asian="14pt" style:font-style-asian="italic" style:font-weight-asian="normal" style:font-name-complex="Times New Roman1" style:font-size-complex="14pt" style:font-style-complex="italic" style:font-weight-complex="normal" style:text-emphasize="none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bold" officeooo:rsid="000cdcb2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 style:text-emphasize="none"/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413500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356720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3e7ad3" style:letter-kerning="true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413500" style:letter-kerning="true" style:font-name-asian="Times New Roman1" style:font-size-asian="9.60000038146973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officeooo:rsid="00356720" style:letter-kerning="true" style:font-name-asian="Times New Roman1" style:font-size-asian="9.60000038146973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T10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413500" style:letter-kerning="true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10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356720" style:letter-kerning="true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3e7ad3" style:letter-kerning="true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0cdcb2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10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413500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27f6f4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0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4400f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1c61e5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69778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71076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87a7a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a15fd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a2d68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7acea5" style:letter-kerning="true" style:font-name-asian="Times New Roman1" style:font-style-asian="normal" style:font-weight-asian="bold" style:font-name-complex="Times New Roman1" style:font-style-complex="normal" style:font-weight-complex="bold" style:text-emphasize="none"/>
    </style:style>
    <style:style style:name="T1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italic" style:text-underline-style="none" fo:font-weight="normal" officeooo:rsid="00413500" style:letter-kerning="true" style:font-name-asian="Times New Roman1" style:font-style-asian="italic" style:font-weight-asian="normal" style:font-name-complex="Times New Roman1" style:font-style-complex="italic" style:font-weight-complex="normal" style:text-emphasize="none"/>
    </style:style>
    <style:style style:name="T1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italic" style:text-underline-style="none" fo:font-weight="normal" officeooo:rsid="000cdcb2" style:letter-kerning="true" style:font-name-asian="Times New Roman" style:font-style-asian="italic" style:font-weight-asian="normal" style:font-name-complex="Times New Roman" style:font-style-complex="italic" style:font-weight-complex="normal" style:text-emphasize="none"/>
    </style:style>
    <style:style style:name="T1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bold" officeooo:rsid="0027f6f4" style:letter-kerning="true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/>
    </style:style>
    <style:style style:name="T1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bold" officeooo:rsid="007acea5" style:letter-kerning="true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1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138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39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officeooo:rsid="001c61e5" style:font-name-asian="Times New Roman1" style:font-size-asian="14pt" style:font-name-complex="Times New Roman1" style:font-size-complex="14pt"/>
    </style:style>
    <style:style style:name="T140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141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142" style:family="text">
      <style:text-properties fo:font-variant="normal" fo:text-transform="none" fo:color="#000000" loext:opacity="100%" style:font-name="Times New Roman" fo:font-size="14pt" fo:letter-spacing="normal" fo:language="en" fo:country="US" officeooo:rsid="00771076" style:font-name-asian="Times New Roman1" style:font-size-asian="14pt" style:font-name-complex="Times New Roman1" style:font-size-complex="14pt"/>
    </style:style>
    <style:style style:name="T143" style:family="text">
      <style:text-properties fo:font-variant="normal" fo:text-transform="none" fo:color="#000000" loext:opacity="100%" style:font-name="Times New Roman" fo:font-size="14pt" fo:letter-spacing="normal" fo:language="en" fo:country="US" officeooo:rsid="00787a7a" style:font-name-asian="Times New Roman1" style:font-size-asian="14pt" style:font-name-complex="Times New Roman1" style:font-size-complex="14pt"/>
    </style:style>
    <style:style style:name="T144" style:family="text">
      <style:text-properties fo:font-variant="normal" fo:text-transform="none" fo:color="#000000" loext:opacity="100%" style:font-name="Times New Roman" fo:font-size="14pt" fo:letter-spacing="normal" fo:language="en" fo:country="US" officeooo:rsid="007a15fd" style:font-name-asian="Times New Roman1" style:font-size-asian="14pt" style:font-name-complex="Times New Roman1" style:font-size-complex="14pt"/>
    </style:style>
    <style:style style:name="T145" style:family="text">
      <style:text-properties fo:font-variant="normal" fo:text-transform="none" fo:color="#000000" loext:opacity="100%" style:font-name="Times New Roman" fo:font-size="14pt" fo:letter-spacing="normal" fo:language="en" fo:country="US" officeooo:rsid="007a2d68" style:font-name-asian="Times New Roman1" style:font-size-asian="14pt" style:font-name-complex="Times New Roman1" style:font-size-complex="14pt"/>
    </style:style>
    <style:style style:name="T146" style:family="text">
      <style:text-properties fo:font-variant="normal" fo:text-transform="none" fo:color="#000000" loext:opacity="100%" style:font-name="Times New Roman" fo:font-size="14pt" fo:letter-spacing="normal" fo:language="en" fo:country="US" officeooo:rsid="007c721b" style:font-name-asian="Times New Roman1" style:font-size-asian="14pt" style:font-name-complex="Times New Roman1" style:font-size-complex="14pt"/>
    </style:style>
    <style:style style:name="T147" style:family="text">
      <style:text-properties fo:font-variant="normal" fo:text-transform="none" fo:color="#000000" loext:opacity="100%" style:font-name="Times New Roman" fo:font-size="14pt" fo:letter-spacing="normal" fo:language="en" fo:country="US" officeooo:rsid="007acea5" style:font-name-asian="Times New Roman1" style:font-size-asian="14pt" style:font-name-complex="Times New Roman1" style:font-size-complex="14pt"/>
    </style:style>
    <style:style style:name="T148" style:family="text">
      <style:text-properties fo:font-variant="normal" fo:text-transform="none" fo:color="#000000" loext:opacity="100%" style:font-name="Times New Roman" fo:font-size="14pt" fo:letter-spacing="normal" fo:language="en" fo:country="US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49" style:family="text">
      <style:text-properties fo:font-variant="normal" fo:text-transform="none" fo:color="#000000" loext:opacity="100%" style:font-name="Times New Roman" fo:font-size="14pt" fo:letter-spacing="normal" fo:language="en" fo:country="US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50" style:family="text">
      <style:text-properties fo:font-variant="normal" fo:text-transform="none" fo:color="#000000" loext:opacity="100%" style:font-name="Times New Roman" fo:font-size="14pt" fo:letter-spacing="normal" fo:language="en" fo:country="US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151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152" style:family="text">
      <style:text-properties fo:font-variant="normal" fo:text-transform="none" fo:color="#000000" loext:opacity="100%" style:font-name="Times New Roman" fo:letter-spacing="normal" fo:language="en" fo:country="US" style:font-name-asian="Times New Roman1" style:font-name-complex="Times New Roman1"/>
    </style:style>
    <style:style style:name="T153" style:family="text">
      <style:text-properties fo:font-variant="normal" fo:text-transform="none" fo:color="#000000" loext:opacity="100%" style:font-name="Times New Roman" fo:letter-spacing="normal" fo:language="en" fo:country="US" officeooo:rsid="006ec945" style:font-name-asian="Times New Roman1" style:font-name-complex="Times New Roman1"/>
    </style:style>
    <style:style style:name="T154" style:family="text">
      <style:text-properties fo:font-variant="normal" fo:text-transform="none" fo:color="#000000" loext:opacity="100%" style:font-name="Times New Roman" fo:letter-spacing="normal" fo:language="en" fo:country="US" officeooo:rsid="00771076" style:font-name-asian="Times New Roman1" style:font-name-complex="Times New Roman1"/>
    </style:style>
    <style:style style:name="T155" style:family="text">
      <style:text-properties fo:font-variant="normal" fo:text-transform="none" fo:color="#000000" loext:opacity="100%" style:font-name="Times New Roman" fo:letter-spacing="normal" fo:language="en" fo:country="US" officeooo:rsid="00787a7a" style:font-name-asian="Times New Roman1" style:font-name-complex="Times New Roman1"/>
    </style:style>
    <style:style style:name="T156" style:family="text">
      <style:text-properties fo:font-variant="normal" fo:text-transform="none" fo:color="#000000" loext:opacity="100%" style:font-name="Times New Roman" fo:letter-spacing="normal" fo:language="en" fo:country="US" officeooo:rsid="007a15fd" style:font-name-asian="Times New Roman1" style:font-name-complex="Times New Roman1"/>
    </style:style>
    <style:style style:name="T157" style:family="text">
      <style:text-properties fo:font-variant="normal" fo:text-transform="none" fo:color="#000000" loext:opacity="100%" style:font-name="Times New Roman" fo:letter-spacing="normal" fo:language="en" fo:country="US" officeooo:rsid="007a2d68" style:font-name-asian="Times New Roman1" style:font-name-complex="Times New Roman1"/>
    </style:style>
    <style:style style:name="T158" style:family="text">
      <style:text-properties fo:font-variant="normal" fo:text-transform="none" fo:color="#000000" loext:opacity="100%" style:font-name="Times New Roman" fo:letter-spacing="normal" fo:language="en" fo:country="US" officeooo:rsid="007acea5" style:font-name-asian="Times New Roman1" style:font-name-complex="Times New Roman1"/>
    </style:style>
    <style:style style:name="T159" style:family="text">
      <style:text-properties fo:font-variant="normal" fo:text-transform="none" fo:color="#000000" loext:opacity="100%" style:font-name="Times New Roman" fo:letter-spacing="normal" fo:language="en" fo:country="US" officeooo:rsid="007c721b" style:font-name-asian="Times New Roman1" style:font-name-complex="Times New Roman1"/>
    </style:style>
    <style:style style:name="T160" style:family="text">
      <style:text-properties fo:font-variant="normal" fo:text-transform="none" fo:color="#000000" loext:opacity="100%" style:font-name="Times New Roman" fo:letter-spacing="normal" fo:language="en" fo:country="US" style:font-name-asian="Arial1" style:font-name-complex="Arial1"/>
    </style:style>
    <style:style style:name="T161" style:family="text">
      <style:text-properties fo:font-variant="normal" fo:text-transform="none" fo:color="#000000" loext:opacity="100%" style:font-name="Times New Roman" fo:letter-spacing="normal" fo:language="en" fo:country="US" officeooo:rsid="00d16749"/>
    </style:style>
    <style:style style:name="T162" style:family="text">
      <style:text-properties fo:font-variant="normal" fo:text-transform="none" fo:color="#000000" loext:opacity="100%" style:font-name="Times New Roman" fo:letter-spacing="normal" fo:language="en" fo:country="US" fo:font-style="italic" officeooo:rsid="005a65e6" style:font-style-asian="italic" style:font-style-complex="italic"/>
    </style:style>
    <style:style style:name="T163" style:family="text">
      <style:text-properties fo:font-variant="normal" fo:text-transform="none" fo:color="#000000" loext:opacity="100%" style:font-name="Times New Roman" fo:letter-spacing="normal" fo:language="en" fo:country="US" fo:font-style="italic" officeooo:rsid="00d16749" style:font-style-asian="italic" style:font-style-complex="italic"/>
    </style:style>
    <style:style style:name="T164" style:family="text">
      <style:text-properties fo:font-variant="normal" fo:text-transform="none" fo:color="#000000" loext:opacity="100%" style:font-name="Times New Roman" fo:letter-spacing="normal" fo:language="en" fo:country="US" fo:font-style="italic" style:font-name-asian="Times New Roman1" style:font-style-asian="italic" style:font-name-complex="Times New Roman1" style:font-style-complex="italic"/>
    </style:style>
    <style:style style:name="T165" style:family="text">
      <style:text-properties fo:font-variant="normal" fo:text-transform="none" fo:color="#000000" loext:opacity="100%" style:font-name="Times New Roman" fo:letter-spacing="normal" fo:language="en" fo:country="US" fo:font-style="italic" officeooo:rsid="00d16749" style:font-name-asian="Times New Roman1" style:font-style-asian="italic" style:font-name-complex="Times New Roman1" style:font-style-complex="italic"/>
    </style:style>
    <style:style style:name="T166" style:family="text">
      <style:text-properties fo:font-variant="normal" fo:text-transform="none" fo:color="#000000" loext:opacity="100%" style:font-name="Times New Roman" fo:letter-spacing="normal" fo:language="en" fo:country="US" fo:font-style="italic" style:text-underline-style="none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67" style:family="text">
      <style:text-properties fo:font-variant="normal" fo:text-transform="none" fo:color="#000000" loext:opacity="100%" style:font-name="Times New Roman" fo:letter-spacing="normal" fo:language="en" fo:country="US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168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43bc9d"/>
    </style:style>
    <style:style style:name="T169" style:family="text">
      <style:text-properties fo:font-variant="normal" fo:text-transform="none" fo:color="#000000" loext:opacity="100%" style:font-name="Times New Roman" fo:letter-spacing="normal" fo:language="en" fo:country="US" style:text-underline-style="none" style:font-name-asian="Times New Roman1" style:font-name-complex="Times New Roman1"/>
    </style:style>
    <style:style style:name="T170" style:family="text">
      <style:text-properties fo:font-variant="normal" fo:text-transform="none" fo:color="#000000" loext:opacity="100%" style:font-name="Times New Roman" fo:letter-spacing="normal" fo:language="en" fo:country="US" style:text-underline-style="none" officeooo:rsid="001c61e5" style:font-name-asian="Times New Roman1" style:font-name-complex="Times New Roman1"/>
    </style:style>
    <style:style style:name="T171" style:family="text">
      <style:text-properties fo:font-variant="normal" fo:text-transform="none" fo:color="#000000" loext:opacity="100%" style:font-name="Times New Roman" fo:letter-spacing="normal" fo:language="en" fo:country="US" style:text-underline-style="none" fo:font-weight="normal" officeooo:rsid="000cdcb2" style:font-name-asian="Times New Roman" style:font-weight-asian="normal" style:font-name-complex="Times New Roman" style:font-weight-complex="normal"/>
    </style:style>
    <style:style style:name="T172" style:family="text">
      <style:text-properties fo:font-variant="normal" fo:text-transform="none" fo:color="#000000" loext:opacity="100%" style:font-name="Times New Roman" fo:letter-spacing="normal" fo:language="en" fo:country="US" fo:font-weight="normal" officeooo:rsid="000cdcb2" style:font-name-asian="Times New Roman" style:font-weight-asian="normal" style:font-name-complex="Times New Roman" style:font-weight-complex="normal"/>
    </style:style>
    <style:style style:name="T173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174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175" style:family="text">
      <style:text-properties fo:font-variant="normal" fo:text-transform="none" fo:color="#000000" loext:opacity="100%" style:font-name="Times New Roman" fo:font-size="10pt" fo:letter-spacing="normal" fo:language="en" fo:country="US" style:font-size-asian="8.75pt" style:font-size-complex="10pt"/>
    </style:style>
    <style:style style:name="T176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177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178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179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180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8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182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183" style:family="text">
      <style:text-properties fo:font-variant="normal" fo:text-transform="none" fo:color="#000000" loext:opacity="100%" style:font-name="Times New Roman" fo:font-size="10pt" fo:letter-spacing="normal" fo:language="en" fo:country="US" officeooo:rsid="007acea5" style:font-name-asian="Times New Roman1" style:font-size-asian="10pt" style:font-name-complex="Times New Roman1" style:font-size-complex="10pt"/>
    </style:style>
    <style:style style:name="T184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11pt" style:font-size-complex="11pt"/>
    </style:style>
    <style:style style:name="T185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style:style style:name="T186" style:family="text">
      <style:text-properties fo:font-variant="normal" fo:text-transform="none" fo:color="#000000" loext:opacity="100%" style:font-name="Times New Roman" fo:font-size="11pt" fo:letter-spacing="normal" fo:language="en" fo:country="US" style:font-size-asian="11pt" style:font-size-complex="11pt"/>
    </style:style>
    <style:style style:name="T187" style:family="text">
      <style:text-properties fo:font-variant="normal" fo:text-transform="none" fo:color="#000000" loext:opacity="100%" style:font-name="Times New Roman" fo:font-size="11pt" fo:letter-spacing="normal" fo:language="en" fo:country="US" officeooo:rsid="00d16749" style:font-size-asian="11pt" style:font-size-complex="11pt"/>
    </style:style>
    <style:style style:name="T188" style:family="text">
      <style:text-properties fo:font-variant="normal" fo:text-transform="none" fo:color="#000000" loext:opacity="100%" style:font-name="Times New Roman" fo:font-size="11pt" fo:letter-spacing="normal" fo:language="en" fo:country="US" fo:font-style="italic" officeooo:rsid="005a65e6" style:font-size-asian="11pt" style:font-style-asian="italic" style:font-size-complex="11pt" style:font-style-complex="italic"/>
    </style:style>
    <style:style style:name="T189" style:family="text">
      <style:text-properties fo:font-variant="normal" fo:text-transform="none" fo:color="#000000" loext:opacity="100%" style:font-name="Times New Roman" fo:font-size="11pt" fo:letter-spacing="normal" fo:language="en" fo:country="US" fo:font-style="italic" officeooo:rsid="00d16749" style:font-size-asian="11pt" style:font-style-asian="italic" style:font-size-complex="11pt" style:font-style-complex="italic"/>
    </style:style>
    <style:style style:name="T190" style:family="text">
      <style:text-properties fo:font-variant="normal" fo:text-transform="none" fo:color="#000000" loext:opacity="100%" style:font-name="Times New Roman" fo:font-size="11pt" fo:letter-spacing="normal" fo:language="en" fo:country="US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191" style:family="text">
      <style:text-properties fo:font-variant="normal" fo:text-transform="none" fo:color="#000000" loext:opacity="100%" style:font-name="Times New Roman" fo:font-size="11pt" fo:letter-spacing="normal" fo:language="en" fo:country="US" fo:font-style="italic" officeooo:rsid="00d16749" style:font-name-asian="Times New Roman1" style:font-size-asian="11pt" style:font-style-asian="italic" style:font-name-complex="Times New Roman1" style:font-size-complex="11pt" style:font-style-complex="italic"/>
    </style:style>
    <style:style style:name="T192" style:family="text">
      <style:text-properties fo:font-variant="normal" fo:text-transform="none" fo:color="#000000" loext:opacity="100%" style:font-name="Times New Roman" fo:font-size="11pt" fo:letter-spacing="normal" fo:language="en" fo:country="US" style:font-name-asian="Times New Roman1" style:font-size-asian="11pt" style:font-name-complex="Times New Roman1" style:font-size-complex="11pt"/>
    </style:style>
    <style:style style:name="T193" style:family="text">
      <style:text-properties fo:font-variant="normal" fo:text-transform="none" fo:color="#000000" loext:opacity="100%" style:font-name="Times New Roman" fo:font-size="11pt" fo:letter-spacing="normal" fo:language="en" fo:country="US" officeooo:rsid="00d16749" style:font-name-asian="Times New Roman1" style:font-size-asian="11pt" style:font-name-complex="Times New Roman1" style:font-size-complex="11pt"/>
    </style:style>
    <style:style style:name="T194" style:family="text">
      <style:text-properties fo:font-variant="normal" fo:text-transform="none" fo:color="#000000" loext:opacity="100%" style:font-name="Times New Roman" fo:font-size="12pt" fo:letter-spacing="normal" fo:language="en" fo:country="US" style:font-name-asian="Arial1" style:font-size-asian="12pt" style:font-name-complex="Arial1" style:font-size-complex="12pt"/>
    </style:style>
    <style:style style:name="T195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196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197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198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199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200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201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202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203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204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205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206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07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08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211" style:family="text">
      <style:text-properties style:text-underline-style="none"/>
    </style:style>
    <style:style style:name="T212" style:family="text">
      <style:text-properties style:text-underline-style="none" officeooo:rsid="001d4365"/>
    </style:style>
    <style:style style:name="T21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214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215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216" style:family="text">
      <style:text-properties fo:color="#342a06" loext:opacity="100%" style:font-name="Times New Roman" fo:font-size="10pt" fo:language="en" fo:country="US" fo:background-color="#efefef" loext:char-shading-value="0" style:font-size-asian="10pt" style:font-name-complex="Courier New" style:font-size-complex="10pt"/>
    </style:style>
    <style:style style:name="T217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name-complex="Courier New" style:font-size-complex="10pt"/>
    </style:style>
    <style:style style:name="T218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219" style:family="text">
      <style:text-properties fo:color="#342a06" loext:opacity="100%" style:font-name="Times New Roman" fo:font-size="11pt" fo:language="en" fo:country="US" fo:background-color="#efefef" loext:char-shading-value="0" style:font-size-asian="9.60000038146973pt" style:font-name-complex="Courier New" style:font-size-complex="11pt"/>
    </style:style>
    <style:style style:name="T220" style:family="text">
      <style:text-properties fo:color="#342a06" loext:opacity="100%" style:font-name="Times New Roman" fo:font-size="11pt" fo:language="en" fo:country="US" fo:font-weight="normal" officeooo:rsid="006180c0" fo:background-color="#efefef" loext:char-shading-value="0" style:font-size-asian="9.60000038146973pt" style:font-weight-asian="normal" style:font-name-complex="Courier New" style:font-size-complex="11pt" style:font-weight-complex="normal"/>
    </style:style>
    <style:style style:name="T221" style:family="text">
      <style:text-properties fo:color="#342a06" loext:opacity="100%" style:font-name="Times New Roman" fo:language="en" fo:country="US" fo:background-color="#efefef" loext:char-shading-value="0" style:font-name-complex="Courier New"/>
    </style:style>
    <style:style style:name="T222" style:family="text">
      <style:text-properties fo:color="#342a06" loext:opacity="100%" style:font-name="Times New Roman" fo:language="en" fo:country="US" officeooo:rsid="007000c9" fo:background-color="#efefef" loext:char-shading-value="0" style:font-name-complex="Courier New"/>
    </style:style>
    <style:style style:name="T223" style:family="text">
      <style:text-properties fo:color="#342a06" loext:opacity="100%" style:font-name="Times New Roman" fo:language="en" fo:country="US" fo:font-weight="normal" officeooo:rsid="006180c0" fo:background-color="#efefef" loext:char-shading-value="0" style:font-weight-asian="normal" style:font-name-complex="Courier New" style:font-weight-complex="normal"/>
    </style:style>
    <style:style style:name="T224" style:family="text">
      <style:text-properties fo:color="#342a06" loext:opacity="100%" style:font-name="Times New Roman" fo:font-size="9pt" fo:language="en" fo:country="US" fo:background-color="#efefef" loext:char-shading-value="0" style:font-size-asian="9pt" style:font-name-complex="Courier New" style:font-size-complex="9pt"/>
    </style:style>
    <style:style style:name="T225" style:family="text">
      <style:text-properties fo:color="#342a06" loext:opacity="100%" style:font-name="Times New Roman" fo:font-size="9pt" fo:language="en" fo:country="US" officeooo:rsid="007000c9" fo:background-color="#efefef" loext:char-shading-value="0" style:font-size-asian="9pt" style:font-name-complex="Courier New" style:font-size-complex="9pt"/>
    </style:style>
    <style:style style:name="T226" style:family="text">
      <style:text-properties officeooo:rsid="00c792e7"/>
    </style:style>
    <style:style style:name="T227" style:family="text">
      <style:text-properties officeooo:rsid="00c8a86b"/>
    </style:style>
    <style:style style:name="T228" style:family="text">
      <style:text-properties officeooo:rsid="00cc0d54"/>
    </style:style>
    <style:style style:name="T229" style:family="text">
      <style:text-properties officeooo:rsid="00ccbf6f"/>
    </style:style>
    <style:style style:name="T230" style:family="text">
      <style:text-properties fo:font-style="italic" officeooo:rsid="00ccbf6f" style:font-style-asian="italic" style:font-style-complex="italic"/>
    </style:style>
    <style:style style:name="T231" style:family="text">
      <style:text-properties fo:font-style="italic" officeooo:rsid="00c792e7" style:font-style-asian="italic" style:font-style-complex="italic"/>
    </style:style>
    <style:style style:name="T232" style:family="text">
      <style:text-properties fo:font-style="italic" officeooo:rsid="00cc0d54" style:font-style-asian="italic" style:font-style-complex="italic"/>
    </style:style>
    <style:style style:name="T233" style:family="text">
      <style:text-properties fo:font-style="italic" officeooo:rsid="00c8a86b" style:font-style-asian="italic" style:font-style-complex="italic"/>
    </style:style>
    <style:style style:name="T234" style:family="text">
      <style:text-properties fo:font-style="italic" officeooo:rsid="00ca266d" style:font-style-asian="italic" style:font-style-complex="italic"/>
    </style:style>
    <style:style style:name="T235" style:family="text">
      <style:text-properties officeooo:rsid="00cfc0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3">Chadwick </text:span><text:span text:style-name="T4">Timbric</text:span><text:span text:style-name="None"><text:span text:style-name="T9"> </text:span></text:span><text:span text:style-name="Internet_20_link"><text:span text:style-name="T12">(</text:span></text:span><text:span text:style-name="Internet_20_link"><text:span text:style-name="T13">chadwick.</text:span></text:span><text:span text:style-name="Internet_20_link"><text:span text:style-name="T12">timbric@gmail.com)</text:span></text:span></text:p>
      <text:p text:style-name="P1"><text:span text:style-name="None"><text:span text:style-name="T2">Enterprise Backend Software </text:span></text:span><text:span text:style-name="None"><text:span text:style-name="T7">Developer </text:span></text:span><text:span text:style-name="None"><text:span text:style-name="T14">(</text:span></text:span><text:span text:style-name="None"><text:span text:style-name="T15">computer programmer / code author</text:span></text:span><text:span text:style-name="None"><text:span text:style-name="T14">)</text:span></text:span></text:p>
      <text:p text:style-name="P1"><text:span text:style-name="Hyperlink.0"><text:span text:style-name="T214"/></text:span></text:p>
      <text:p text:style-name="P54"><text:span text:style-name="None"><text:span text:style-name="T55">S</text:span></text:span><text:span text:style-name="None"><text:span text:style-name="T56">enior enterprise backend software developer passionate about code, </text:span></text:span><text:span text:style-name="None"><text:span text:style-name="T57">both functional and imperative</text:span></text:span><text:span text:style-name="None"><text:span text:style-name="T56">: I write mission-critical system backends across many domains, financial, transportation, telecommunications, e-commerce, defense, etc. <text:s/></text:span></text:span><text:span text:style-name="None"><text:span text:style-name="T57">I s</text:span></text:span><text:span text:style-name="None"><text:span text:style-name="T56">tart</text:span></text:span><text:span text:style-name="None"><text:span text:style-name="T57">ed</text:span></text:span><text:span text:style-name="None"><text:span text:style-name="T56"> at Sun Microsystems, Inc. assist</text:span></text:span><text:span text:style-name="None"><text:span text:style-name="T57">ing</text:span></text:span><text:span text:style-name="None"><text:span text:style-name="T56"> their </text:span></text:span><text:span text:style-name="None"><text:span text:style-name="T57">top </text:span></text:span><text:span text:style-name="None"><text:span text:style-name="T56">clients in </text:span></text:span><text:span text:style-name="None"><text:span text:style-name="T58">implemtation of JEE</text:span></text:span><text:span text:style-name="None"><text:span text:style-name="T56"> </text:span></text:span><text:span text:style-name="None"><text:span text:style-name="T58">patterns </text:span></text:span><text:span text:style-name="None"><text:span text:style-name="T57">with</text:span></text:span><text:span text:style-name="None"><text:span text:style-name="T58"> code quality. <text:s/>Mo</text:span></text:span><text:span text:style-name="None"><text:span text:style-name="T57">re</text:span></text:span><text:span text:style-name="None"><text:span text:style-name="T58"> recently I used AWS, Serverless, Spring, </text:span></text:span><text:span text:style-name="None"><text:span text:style-name="T57">Network </text:span></text:span><text:span text:style-name="None"><text:span text:style-name="T58">Bulkheads, </text:span></text:span><text:span text:style-name="None"><text:span text:style-name="T57">Java </text:span></text:span><text:span text:style-name="None"><text:span text:style-name="T58">Optional’s, Reactive eXtensions, </text:span></text:span><text:span text:style-name="None"><text:span text:style-name="T57">NoSQL</text:span></text:span><text:span text:style-name="None"><text:span text:style-name="T58"> to design and author reliable </text:span></text:span><text:span text:style-name="None"><text:span text:style-name="T57">Java </text:span></text:span><text:span text:style-name="None"><text:span text:style-name="T58">systems </text:span></text:span><text:span text:style-name="None"><text:span text:style-name="T57">deployed on AWS</text:span></text:span><text:span text:style-name="None"><text:span text:style-name="T58">.</text:span></text:span></text:p>
      <text:p text:style-name="P46"><text:span text:style-name="Hyperlink.0"><text:span text:style-name="T215"/></text:span></text:p>
      <text:h text:style-name="P18" text:outline-level="2"><text:span text:style-name="None"><text:span text:style-name="T70">Skill</text:span></text:span><text:span text:style-name="None"><text:span text:style-name="T71">s</text:span></text:span><text:span text:style-name="None"><text:span text:style-name="T72"> / </text:span></text:span><text:span text:style-name="None"><text:span text:style-name="T71">Experience</text:span></text:span></text:h>
      <text:p text:style-name="P51"><text:span text:style-name="T226">Java, Bash + Linux </text:span><text:span text:style-name="T231">(Postman, Curl, jq, </text:span><text:span text:style-name="T232">tmux</text:span><text:span text:style-name="T231">)</text:span><text:span text:style-name="T226">, Spring Boot </text:span><text:span text:style-name="T231">(REST, JSON)</text:span><text:span text:style-name="T226">, AWS </text:span><text:span text:style-name="T230">(S3, SQS, Lambda, Pipelines, EC2)</text:span><text:span text:style-name="T226">, Reactive eXtensions </text:span><text:span text:style-name="T231">(RxJava)</text:span><text:span text:style-name="T226">, Bulkheads </text:span><text:span text:style-name="T231">(Hystrix)</text:span><text:span text:style-name="T226">, JEE </text:span>Design Patterns, <text:span text:style-name="T226">Microservies, </text:span><text:span text:style-name="T235">ETL, </text:span><text:span text:style-name="T226">SQL </text:span><text:span text:style-name="T231">(Oracle, PostgreSQL, Maria/MySQL)</text:span><text:span text:style-name="T226">, NoSQL </text:span><text:span text:style-name="T231">(Cassandra, Mongo)</text:span><text:span text:style-name="T226">, Messaging </text:span><text:span text:style-name="T231">(JMS, SQS, Rabbit, Active MQ)</text:span><text:span text:style-name="T226">, TDD </text:span><text:span text:style-name="T231">(JUnit, Mockito, Wiremock, Gerkin, Cucumber)</text:span><text:span text:style-name="T226">, Encryption </text:span><text:span text:style-name="T231">(</text:span><text:span text:style-name="T233">SSH</text:span><text:span text:style-name="T231">, H2-MAC, NTRU, XOR)</text:span><text:span text:style-name="T226">, </text:span><text:span text:style-name="T227">RPC TCP UDP Networking </text:span><text:span text:style-name="T231">(Wireshark, </text:span><text:span text:style-name="T234">Protobuf, Finagle, </text:span><text:span text:style-name="T231">Wireshark</text:span><text:span text:style-name="T234">, RMI, CORBA</text:span><text:span text:style-name="T231">)</text:span><text:span text:style-name="T226">, </text:span><text:span text:style-name="T228">Git</text:span><text:span text:style-name="T226">, BDD, DDD, GitHub, Bitbucket, Nexus, Artifactory, Multi-factory Auth </text:span><text:span text:style-name="T231">(OAUTH)</text:span><text:span text:style-name="T226">, Single Sign-On, OSGi, </text:span><text:span text:style-name="T229">Jenkins, Bamboo, Atlassian Tools, …</text:span></text:p>
      <text:p text:style-name="P52"><text:span text:style-name="T173"/></text:p>
      <text:h text:style-name="P21" text:outline-level="2"><text:span text:style-name="None"><text:span text:style-name="T194">Education, Certifications, Patents</text:span></text:span></text:h>
      <text:list xml:id="list4216327203" text:style-name="WW8Num1">
        <text:list-item>
          <text:list>
            <text:list-item>
              <text:p text:style-name="P10"><text:span text:style-name="None"><text:span text:style-name="T176">B.S. </text:span></text:span><text:span text:style-name="None"><text:span text:style-name="T177">in</text:span></text:span><text:span text:style-name="None"><text:span text:style-name="T176"> Computer Science </text:span></text:span><text:span text:style-name="None"><text:span text:style-name="T177">at</text:span></text:span><text:span text:style-name="None"><text:span text:style-name="T176"> University of Colorado, Boulder</text:span></text:span></text:p>
            </text:list-item>
            <text:list-item>
              <text:p text:style-name="P10"><text:span text:style-name="None"><text:span text:style-name="T176">Sun Certified Java Developer, Sun Certified Java Programmer</text:span></text:span></text:p>
            </text:list-item>
            <text:list-item>
              <text:p text:style-name="P10"><text:span text:style-name="None"><text:span text:style-name="T176">AWS Certified Developer </text:span></text:span><text:span text:style-name="None"><text:span text:style-name="T178">(in progress)</text:span></text:span></text:p>
            </text:list-item>
            <text:list-item>
              <text:p text:style-name="P10"><text:span text:style-name="None"><text:span text:style-name="T182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54">#6907423</text:span></text:span></text:a><text:span text:style-name="None"><text:span text:style-name="T182"> </text:span></text:span><text:span text:style-name="None"><text:span text:style-name="T181">(S</text:span></text:span><text:span text:style-name="None"><text:span text:style-name="T180">earch engine interface and method of controlling client searches</text:span></text:span><text:span text:style-name="None"><text:span text:style-name="T181">)</text:span></text:span></text:p>
            </text:list-item>
            <text:list-item>
              <text:p text:style-name="P10"><text:span text:style-name="None"><text:span text:style-name="T176">U</text:span></text:span><text:span text:style-name="None"><text:span text:style-name="T177">SMA </text:span></text:span><text:span text:style-name="None"><text:span text:style-name="T176">at West Point </text:span></text:span><text:span text:style-name="None"><text:span text:style-name="T179">(attended)</text:span></text:span></text:p>
            </text:list-item>
          </text:list>
        </text:list-item>
      </text:list>
      <text:p text:style-name="P48"><text:span text:style-name="T1"/></text:p>
      <text:h text:style-name="P21" text:outline-level="2"><text:span text:style-name="None"><text:span text:style-name="T196">Professional Experience</text:span></text:span></text:h>
      <text:h text:style-name="P22" text:outline-level="3"><text:span text:style-name="None"><text:span text:style-name="T74">2</text:span></text:span><text:span text:style-name="None"><text:span text:style-name="T73">/202</text:span></text:span><text:span text:style-name="None"><text:span text:style-name="T75">3</text:span></text:span><text:span text:style-name="None"><text:span text:style-name="T73"> – </text:span></text:span><text:span text:style-name="None"><text:span text:style-name="T74">4</text:span></text:span><text:span text:style-name="None"><text:span text:style-name="T73">/202</text:span></text:span><text:span text:style-name="None"><text:span text:style-name="T74">4</text:span></text:span><text:span text:style-name="None"><text:span text:style-name="T73"> Software </text:span></text:span><text:span text:style-name="None"><text:span text:style-name="T74">Developer</text:span></text:span><text:span text:style-name="None"><text:span text:style-name="T73">, </text:span></text:span><text:span text:style-name="None"><text:span text:style-name="T74">Amtrak</text:span></text:span><text:span text:style-name="None"><text:span text:style-name="T78"> </text:span></text:span><text:span text:style-name="None"><text:span text:style-name="T79">(consul</text:span></text:span><text:span text:style-name="None"><text:span text:style-name="T80">t</text:span></text:span><text:span text:style-name="None"><text:span text:style-name="T79">ing)</text:span></text:span></text:h>
      <text:list text:style-name="WW8Num3">
        <text:list-item>
          <text:p text:style-name="P39"><text:span text:style-name="None"><text:span text:style-name="T63">Primary </text:span></text:span><text:span text:style-name="None"><text:span text:style-name="T64">code</text:span></text:span><text:span text:style-name="None"><text:span text:style-name="T63"> author </text:span></text:span><text:span text:style-name="None"><text:span text:style-name="T65">(30k+ lines of code) </text:span></text:span><text:span text:style-name="None"><text:span text:style-name="T63">of their AWS rewrite of their entire outbound email system for customer purchase</text:span></text:span><text:span text:style-name="None"><text:span text:style-name="T66">s</text:span></text:span><text:span text:style-name="None"><text:span text:style-name="T63"> including trip information and sales receipts. <text:s/></text:span></text:span><text:span text:style-name="T54">Sales receipts and trip information listings </text:span><text:span text:style-name="T59">for</text:span><text:span text:style-name="T54"> all Amtrak trips, </text:span><text:span text:style-name="T59">with </text:span><text:span text:style-name="T54">add-ons, </text:span><text:span text:style-name="T59">and </text:span><text:span text:style-name="T54">purchase types, </text:span><text:span text:style-name="T59">across </text:span><text:span text:style-name="T54">all Amtrak stations, passenger classes, and third-party carrie</text:span><text:span text:style-name="T59">r</text:span><text:span text:style-name="T54">s.</text:span></text:p>
        </text:list-item>
        <text:list-item>
          <text:p text:style-name="P49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40"><text:span text:style-name="None"><text:span text:style-name="T63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4"><text:span text:style-name="None"><text:span text:style-name="T63"/></text:span></text:p>
      <text:h text:style-name="P22" text:outline-level="3"><text:span text:style-name="None"><text:span text:style-name="T124">6/</text:span></text:span><text:span text:style-name="None"><text:span text:style-name="T125">202</text:span></text:span><text:span text:style-name="None"><text:span text:style-name="T124">2</text:span></text:span><text:span text:style-name="None"><text:span text:style-name="T125"> – </text:span></text:span><text:span text:style-name="None"><text:span text:style-name="T124">1</text:span></text:span><text:span text:style-name="None"><text:span text:style-name="T125">/202</text:span></text:span><text:span text:style-name="None"><text:span text:style-name="T124">3</text:span></text:span><text:span text:style-name="None"><text:span text:style-name="T125"> </text:span></text:span><text:span text:style-name="None"><text:span text:style-name="T124">Senior </text:span></text:span><text:span text:style-name="None"><text:span text:style-name="T125">Software </text:span></text:span><text:span text:style-name="None"><text:span text:style-name="T124">Engineer</text:span></text:span><text:span text:style-name="None"><text:span text:style-name="T125">, </text:span></text:span><text:span text:style-name="None"><text:span text:style-name="T124">Global Healthcare Exchange </text:span></text:span><text:span text:style-name="None"><text:span text:style-name="T135">(GHX)</text:span></text:span></text:h>
      <text:list xml:id="list508248362" text:style-name="L6">
        <text:list-item>
          <text:p text:style-name="P41"><text:span text:style-name="None"><text:span text:style-name="T119">Lead team authoring software connecting hospital ERP and medical equipment purchasing systems to GHX</text:span></text:span><text:span text:style-name="None"><text:span text:style-name="T120">.</text:span></text:span></text:p>
        </text:list-item>
        <text:list-item>
          <text:p text:style-name="P42"><text:span text:style-name="None"><text:span text:style-name="T119">Used AWS EC2, SQS, S3, and Lambdas, Java, Oracle.</text:span></text:span></text:p>
        </text:list-item>
        <text:list-item>
          <text:p text:style-name="P42"><text:span text:style-name="None"><text:span text:style-name="T119">Web Services, FTP, sFTP, HTTP(S), JSON serialization/deserialization, SQL.</text:span></text:span></text:p>
        </text:list-item>
        <text:list-item>
          <text:p text:style-name="P42"><text:span text:style-name="None"><text:span text:style-name="T119">Deployed in 100’s of customer data centers, two week release cadence w/ prod deploy.</text:span></text:span></text:p>
        </text:list-item>
      </text:list>
      <text:p text:style-name="P5"><text:span text:style-name="None"><text:span text:style-name="T119"/></text:span></text:p>
      <text:h text:style-name="P23" text:outline-level="3"><text:soft-page-break/><text:span text:style-name="None"><text:span text:style-name="T126">2/</text:span></text:span><text:span text:style-name="None"><text:span text:style-name="T125">2020 – 5/2022 Software Developer, PayPal w/ TCS</text:span></text:span><text:span text:style-name="None"><text:span text:style-name="T134"> </text:span></text:span><text:span text:style-name="None"><text:span text:style-name="T136">(consulting)</text:span></text:span></text:h>
      <text:list text:continue-numbering="true" text:style-name="L6">
        <text:list-item>
          <text:p text:style-name="P43"><text:span text:style-name="None"><text:span text:style-name="T120">Implemented direct deposit signup services in Spring Boot.</text:span></text:span></text:p>
        </text:list-item>
        <text:list-item>
          <text:p text:style-name="P44"><text:span text:style-name="None"><text:span text:style-name="T120">Implemented account bank migrations, bank change, for all PayPal accounts in Spring Batch.</text:span></text:span></text:p>
        </text:list-item>
        <text:list-item>
          <text:p text:style-name="P44"><text:span text:style-name="None"><text:span text:style-name="T120">Maintained and implemented feature enhancements to a batch merchan</text:span></text:span><text:span text:style-name="None"><text:span text:style-name="T121">t</text:span></text:span><text:span text:style-name="None"><text:span text:style-name="T120"> report generation system.</text:span></text:span></text:p>
        </text:list-item>
      </text:list>
      <text:p text:style-name="P6"><text:span text:style-name="None"><text:span text:style-name="T120"/></text:span></text:p>
      <text:h text:style-name="P24" text:outline-level="3"><text:span text:style-name="None"><text:span text:style-name="T127">1</text:span></text:span><text:span text:style-name="None"><text:span text:style-name="T203">/201</text:span></text:span><text:span text:style-name="None"><text:span text:style-name="T127">9</text:span></text:span><text:span text:style-name="None"><text:span text:style-name="T125"> – </text:span></text:span><text:span text:style-name="None"><text:span text:style-name="T127">10</text:span></text:span><text:span text:style-name="None"><text:span text:style-name="T203">/201</text:span></text:span><text:span text:style-name="None"><text:span text:style-name="T127">9</text:span></text:span><text:span text:style-name="None"><text:span text:style-name="T203"> Software Engineer, </text:span></text:span><text:span text:style-name="None"><text:span text:style-name="T204">Arris/</text:span></text:span><text:span text:style-name="None"><text:span text:style-name="T203">Com</text:span></text:span><text:span text:style-name="None"><text:span text:style-name="T127">mscope</text:span></text:span><text:span text:style-name="None"><text:span text:style-name="T134"> </text:span></text:span><text:span text:style-name="None"><text:span text:style-name="T136">(consulting)</text:span></text:span></text:h>
      <text:list xml:id="list234957304083179" text:continue-list="list4216327203" text:style-name="WW8Num1">
        <text:list-item>
          <text:list>
            <text:list-item>
              <text:p text:style-name="P11"><text:span text:style-name="T137">Updated the video catalog and merchandising backend originally authored by Motorola for Bouygues Telecom, France</text:span><text:span text:style-name="T211">.</text:span></text:p>
            </text:list-item>
            <text:list-item>
              <text:p text:style-name="P12"><text:span text:style-name="T212">Java EE, Wild</text:span><text:span text:style-name="T137">F</text:span><text:span text:style-name="T212">ly, Glass</text:span><text:span text:style-name="T137">F</text:span><text:span text:style-name="T212">ish, Web</text:span><text:span text:style-name="T137">S</text:span><text:span text:style-name="T212">phere, REST, Wiremock, Mockito, Postman, Wireshark.</text:span></text:p>
            </text:list-item>
          </text:list>
        </text:list-item>
      </text:list>
      <text:p text:style-name="P14"><text:span text:style-name="T212"/></text:p>
      <text:h text:style-name="P24" text:outline-level="3"><text:span text:style-name="None"><text:span text:style-name="T203">1/2018</text:span></text:span><text:span text:style-name="None"><text:span text:style-name="T125"> – </text:span></text:span><text:span text:style-name="None"><text:span text:style-name="T203">4/2018 Software Engineer, Comcast, Corp.</text:span></text:span><text:span text:style-name="None"><text:span text:style-name="T205"> </text:span></text:span><text:span text:style-name="None"><text:span text:style-name="T206">(consulting)</text:span></text:span></text:h>
      <text:list xml:id="list234958947850589" text:continue-numbering="true" text:style-name="WW8Num1">
        <text:list-item>
          <text:list>
            <text:list-item>
              <text:p text:style-name="P16">Updated one Java system to Docker/Kubernetes, Java 11, Cucumber, Reactive Extensions, Git.</text:p>
            </text:list-item>
          </text:list>
        </text:list-item>
      </text:list>
      <text:p text:style-name="P17"/>
      <text:h text:style-name="P24" text:outline-level="3"><text:span text:style-name="None"><text:span text:style-name="T81">1/2016</text:span></text:span><text:span text:style-name="None"><text:span text:style-name="T125"> – </text:span></text:span><text:span text:style-name="None"><text:span text:style-name="T81">12/2017 Software Engineer, Charter Communications.</text:span></text:span><text:span text:style-name="None"><text:span text:style-name="T78"> </text:span></text:span><text:span text:style-name="None"><text:span text:style-name="T79">(consulting)</text:span></text:span></text:h>
      <text:list xml:id="list234959124295178" text:continue-numbering="true" text:style-name="WW8Num1">
        <text:list-item>
          <text:list>
            <text:list-item>
              <text:p text:style-name="P13">Maintained 100+ Java micro-services, added new micro-services all in Amazon Web Services.</text:p>
            </text:list-item>
            <text:list-item>
              <text:p text:style-name="P13">Linux, Netflix OSS, Cassandra NoSQL, Reactive Extensions, Java 8, SQS, SNS, S3, EC2, Active MQ, Mongo, Git, Spring.</text:p>
            </text:list-item>
          </text:list>
        </text:list-item>
      </text:list>
      <text:p text:style-name="P15"/>
      <text:h text:style-name="P24" text:outline-level="3"><text:span text:style-name="None"><text:span text:style-name="T195">9/2014</text:span></text:span><text:span text:style-name="None"><text:span text:style-name="T125"> – </text:span></text:span><text:span text:style-name="None"><text:span text:style-name="T128">2/</text:span></text:span><text:span text:style-name="None"><text:span text:style-name="T195">2015 Software Engineer, Comcast, Corp.</text:span></text:span><text:span text:style-name="None"><text:span text:style-name="T208"> </text:span></text:span><text:span text:style-name="None"><text:span text:style-name="T207">(consulting)</text:span></text:span></text:h>
      <text:list xml:id="list234958634564130" text:continue-numbering="true" text:style-name="WW8Num1">
        <text:list-item>
          <text:list>
            <text:list-item>
              <text:p text:style-name="P13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15"/>
      <text:h text:style-name="P24" text:outline-level="3"><text:bookmark text:name="_DdeLink__417_1509657990"/><text:span text:style-name="None"><text:span text:style-name="T195">2/2014</text:span></text:span><text:span text:style-name="None"><text:span text:style-name="T125"> – </text:span></text:span><text:span text:style-name="None"><text:span text:style-name="T195">5/2014 Software Engineer, Tendril, Inc.</text:span></text:span></text:h>
      <text:list xml:id="list234957667585162" text:continue-numbering="true" text:style-name="WW8Num1">
        <text:list-item>
          <text:list>
            <text:list-item>
              <text:p text:style-name="P8"><text:span text:style-name="None"><text:span text:style-name="T176">Back-end dev-ops programmer on SOA Finagle+Protobuf+Cloud Java/Scala micro-services.</text:span></text:span></text:p>
            </text:list-item>
            <text:list-item>
              <text:p text:style-name="P8"><text:span text:style-name="None"><text:span text:style-name="T176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4" text:outline-level="3"><text:span text:style-name="None"><text:span text:style-name="T195">2/2010</text:span></text:span><text:span text:style-name="None"><text:span text:style-name="T125"> – </text:span></text:span><text:span text:style-name="None"><text:span text:style-name="T195">12/2013 Senior Software Engineer, JDA Software Group, Inc.</text:span></text:span></text:h>
      <text:list xml:id="list234957112964764" text:continue-numbering="true" text:style-name="WW8Num1">
        <text:list-item>
          <text:list>
            <text:list-item>
              <text:p text:style-name="P8"><text:span text:style-name="None"><text:span text:style-name="T176">Project Lead for integration of iOS, Android mobile task system with legacy web-based system</text:span></text:span></text:p>
            </text:list-item>
            <text:list-item>
              <text:p text:style-name="P8"><text:span text:style-name="None"><text:span text:style-name="T176">Tasks roughly are E-mail messages enhanced for distributing and tracking business actions.</text:span></text:span></text:p>
            </text:list-item>
            <text:list-item>
              <text:p text:style-name="P8"><text:span text:style-name="None"><text:span text:style-name="T176">Customers included Fortune-500 companies. Scalability, performance were significant.</text:span></text:span></text:p>
            </text:list-item>
            <text:list-item>
              <text:p text:style-name="P8"><text:span text:style-name="None"><text:span text:style-name="T176">Technologies: OSGi, Gradle, Git, and Sql Server, Git, Mercurial, Subversion, CVS.</text:span></text:span></text:p>
            </text:list-item>
            <text:list-item>
              <text:p text:style-name="P8"><text:span text:style-name="None"><text:span text:style-name="T176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5" text:outline-level="3"><text:span text:style-name="None"><text:span text:style-name="T197">1/</text:span></text:span><text:span text:style-name="None"><text:span text:style-name="T195">2008</text:span></text:span><text:span text:style-name="None"><text:span text:style-name="T125"> – </text:span></text:span><text:span text:style-name="None"><text:span text:style-name="T129">12/</text:span></text:span><text:span text:style-name="None"><text:span text:style-name="T195">2009 Independent Software Development Consultant</text:span></text:span></text:h>
      <text:list xml:id="list234959062271159" text:continue-numbering="true" text:style-name="WW8Num1">
        <text:list-item>
          <text:list>
            <text:list-item>
              <text:p text:style-name="P8"><text:span text:style-name="None"><text:span text:style-name="T176">Extended and maintained a JEE merchandise inventory system with MySQL DB, Java, Spring.</text:span></text:span></text:p>
            </text:list-item>
            <text:list-item>
              <text:p text:style-name="P8"><text:span text:style-name="None"><text:span text:style-name="T176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6" text:outline-level="3"><text:span text:style-name="None"><text:span text:style-name="T198">2/2007</text:span></text:span><text:span text:style-name="None"><text:span text:style-name="T125"> – </text:span></text:span><text:span text:style-name="None"><text:span text:style-name="T130">12/</text:span></text:span><text:span text:style-name="None"><text:span text:style-name="T195">2007 Chief Operation Officer, Evolution Hosting, Inc.</text:span></text:span></text:h>
      <text:list xml:id="list234957502199033" text:continue-numbering="true" text:style-name="WW8Num1">
        <text:list-item>
          <text:list>
            <text:list-item>
              <text:p text:style-name="P8"><text:span text:style-name="None"><text:span text:style-name="T176">Viawest data center Linux servers for J2EE applications with Java management software, Java, Linux, VMware, Zen, Amazon Web Services.</text:span></text:span></text:p>
            </text:list-item>
            <text:list-item>
              <text:p text:style-name="P8"><text:soft-page-break/><text:span text:style-name="None"><text:span text:style-name="T176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7" text:outline-level="3"><text:span text:style-name="None"><text:span text:style-name="T199">2/</text:span></text:span><text:span text:style-name="None"><text:span text:style-name="T195">2004</text:span></text:span><text:span text:style-name="None"><text:span text:style-name="T125"> – </text:span></text:span><text:span text:style-name="None"><text:span text:style-name="T131">1/</text:span></text:span><text:span text:style-name="None"><text:span text:style-name="T195">2007 Independent Software Development Consultant</text:span></text:span></text:h>
      <text:list xml:id="list234957665348817" text:continue-numbering="true" text:style-name="WW8Num1">
        <text:list-item>
          <text:list>
            <text:list-item>
              <text:p text:style-name="P8"><text:span text:style-name="None"><text:span text:style-name="T176">Created NIO client with could reach 100 Mb/s scale message rates.</text:span></text:span></text:p>
            </text:list-item>
            <text:list-item>
              <text:p text:style-name="P8"><text:span text:style-name="None"><text:span text:style-name="T176">Created new web sites, Java.</text:span></text:span></text:p>
            </text:list-item>
            <text:list-item>
              <text:p text:style-name="P8"><text:span text:style-name="None"><text:span text:style-name="T176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8" text:outline-level="3"><text:span text:style-name="None"><text:span text:style-name="T200">2/</text:span></text:span><text:span text:style-name="None"><text:span text:style-name="T195">2002</text:span></text:span><text:span text:style-name="None"><text:span text:style-name="T125"> – </text:span></text:span><text:span text:style-name="None"><text:span text:style-name="T132">2/</text:span></text:span><text:span text:style-name="None"><text:span text:style-name="T195">2004 Senior Software Architect, Packexpo, Inc.</text:span></text:span></text:h>
      <text:list xml:id="list234957159712952" text:continue-numbering="true" text:style-name="WW8Num1">
        <text:list-item>
          <text:list>
            <text:list-item>
              <text:p text:style-name="P8"><text:span text:style-name="None"><text:span text:style-name="T176">Created a reporting systems for packaging advertising services.</text:span></text:span></text:p>
            </text:list-item>
            <text:list-item>
              <text:p text:style-name="P8"><text:span text:style-name="None"><text:span text:style-name="T176">Maintained packaging advertising web site.</text:span></text:span></text:p>
            </text:list-item>
            <text:list-item>
              <text:p text:style-name="P8"><text:span text:style-name="None"><text:span text:style-name="T176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9" text:outline-level="3"><text:span text:style-name="None"><text:span text:style-name="T201">2/</text:span></text:span><text:span text:style-name="None"><text:span text:style-name="T195">1999</text:span></text:span><text:span text:style-name="None"><text:span text:style-name="T125"> – </text:span></text:span><text:span text:style-name="None"><text:span text:style-name="T133">1/</text:span></text:span><text:span text:style-name="None"><text:span text:style-name="T195">2002 Java Consult</text:span></text:span><text:span text:style-name="None"><text:span text:style-name="T201">ing</text:span></text:span><text:span text:style-name="None"><text:span text:style-name="T195">, Sun Java Center, Sun Microsystems, Inc.</text:span></text:span></text:h>
      <text:list xml:id="list234958388838320" text:continue-numbering="true" text:style-name="WW8Num1">
        <text:list-item>
          <text:list>
            <text:list-item>
              <text:p text:style-name="P8"><text:span text:style-name="None"><text:span text:style-name="T176">Represented Sun for RUP, UP, SunTone, OOA&amp;D mentoring and J2EE coding, Java, SCCS, Teamware, RCS, Solaris, Java.</text:span></text:span></text:p>
            </text:list-item>
            <text:list-item>
              <text:p text:style-name="P8"><text:span text:style-name="None"><text:span text:style-name="T176">Consulted at Citigroup, Vanguard Fiduciary Trust, Credit Suisse.</text:span></text:span></text:p>
            </text:list-item>
            <text:list-item>
              <text:p text:style-name="P8"><text:span text:style-name="None"><text:span text:style-name="T176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Heading_20_3" text:outline-level="3"><text:span text:style-name="None"><text:span text:style-name="T202">4/</text:span></text:span><text:span text:style-name="None"><text:span text:style-name="T195">1998 – </text:span></text:span><text:span text:style-name="None"><text:span text:style-name="T202">1/</text:span></text:span><text:span text:style-name="None"><text:span text:style-name="T195">1999 Java Developer, Sun Microsystems, Inc.</text:span></text:span></text:h>
      <text:list text:continue-numbering="true" text:style-name="WW8Num1">
        <text:list-item>
          <text:list>
            <text:list-item>
              <text:p text:style-name="P8"><text:span text:style-name="None"><text:span text:style-name="T176">Created web-based and Swing computer assisted training systems.</text:span></text:span></text:p>
            </text:list-item>
            <text:list-item>
              <text:p text:style-name="P8"><text:span text:style-name="None"><text:span text:style-name="T176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176"/></text:span></text:p>
      <text:h text:style-name="P21" text:outline-level="2"><text:span text:style-name="None"><text:span text:style-name="T76">Software Architecture</text:span></text:span></text:h>
      <text:list xml:id="list1194989377" text:style-name="L5">
        <text:list-item>
          <text:p text:style-name="P38"><text:span text:style-name="T60">The C4 Model – Context, Containers, Components, Code</text:span><text:span text:style-name="T54">: </text:span><text:a xlink:type="simple" xlink:href="https://c4model.com/" text:style-name="Internet_20_link" text:visited-style-name="Visited_20_Internet_20_Link"><text:span text:style-name="Internet_20_link"><text:span text:style-name="T216">https://</text:span></text:span><text:span text:style-name="Internet_20_link"><text:span text:style-name="T217">c4model</text:span></text:span><text:span text:style-name="Internet_20_link"><text:span text:style-name="T216">.com</text:span></text:span></text:a></text:p>
        </text:list-item>
      </text:list>
      <text:p text:style-name="P45"><text:span text:style-name="Internet_20_link"><text:span text:style-name="T216"/></text:span></text:p>
      <text:h text:style-name="P21" text:outline-level="2"><text:span text:style-name="None"><text:span text:style-name="T73">Cod</text:span></text:span><text:span text:style-name="None"><text:span text:style-name="T77">e </text:span></text:span><text:span text:style-name="None"><text:span text:style-name="T82">Examples</text:span></text:span></text:h>
      <text:list text:continue-numbering="true" text:style-name="L5">
        <text:list-item>
          <text:p text:style-name="P38"><text:span text:style-name="T54">Finite State Machine: </text:span><text:a xlink:type="simple" xlink:href="https://github.com/chadwickboggs/fsm" text:style-name="Internet_20_link" text:visited-style-name="Visited_20_Internet_20_Link"><text:span text:style-name="Internet_20_link"><text:span text:style-name="T216">https://github.com/chadwickboggs/fsm</text:span></text:span></text:a></text:p>
        </text:list-item>
        <text:list-item>
          <text:p text:style-name="P38"><text:span text:style-name="T54">Crypto</text:span><text:span text:style-name="T61">graphy: </text:span><text:a xlink:type="simple" xlink:href="https://github.com/chadwickboggs/crypto" text:style-name="Internet_20_link" text:visited-style-name="Visited_20_Internet_20_Link"><text:span text:style-name="Internet_20_link"><text:span text:style-name="T216">https://github.com/chadwickboggs/crypto</text:span></text:span></text:a></text:p>
        </text:list-item>
        <text:list-item>
          <text:p text:style-name="P38"><text:span text:style-name="T62">Spring Boot</text:span><text:span text:style-name="T54">:</text:span><text:span text:style-name="T67"> </text:span><text:a xlink:type="simple" xlink:href="https://github.com/chadwickboggs/xchange" text:style-name="Internet_20_link" text:visited-style-name="Visited_20_Internet_20_Link"><text:span text:style-name="Internet_20_link"><text:span text:style-name="T218">https://github.com/chadwickboggs/xchange</text:span></text:span></text:a></text:p>
        </text:list-item>
      </text:list>
      <text:p text:style-name="P45"><text:span text:style-name="Internet_20_link"><text:span text:style-name="T218"/></text:span></text:p>
      <text:h text:style-name="P21" text:outline-level="2"><text:span text:style-name="None"><text:span text:style-name="T210">Profile Image</text:span></text:span></text:h>
      <text:list text:style-name="L7">
        <text:list-item>
          <text:p text:style-name="P34"><text:span text:style-name="T174">Tiffany Timbric: </text:span><text:a xlink:type="simple" xlink:href="https://tiffanytimbric.com/images/profile_image.jpg" text:style-name="Internet_20_link" text:visited-style-name="Visited_20_Internet_20_Link"><text:span text:style-name="T174">https://tiffanytimbric.com/images/profile_image.jpg</text:span></text:a></text:p>
        </text:list-item>
      </text:list>
      <text:p text:style-name="P50"><text:span text:style-name="None"><text:span text:style-name="T18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9-13T23:47:42.186261927</dc:date>
    <meta:editing-duration>PT5H52M49S</meta:editing-duration>
    <meta:editing-cycles>155</meta:editing-cycles>
    <dc:creator>Tiffany Timbric</dc:creator>
    <meta:print-date>2024-08-29T09:39:23.825824560</meta:print-date>
    <meta:printed-by>PDF files: Tiffany Timbric</meta:printed-by>
    <meta:document-statistic meta:table-count="0" meta:image-count="0" meta:object-count="0" meta:page-count="3" meta:paragraph-count="73" meta:word-count="930" meta:character-count="6856" meta:non-whitespace-character-count="6028"/>
  </office:meta>
</office:document-meta>
</file>